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3.2839in"/>
    </style:style>
    <style:style style:name="co4" style:family="table-column">
      <style:table-column-properties fo:break-before="auto" style:column-width="3.5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1">
            <text:p>31.10</text:p>
          </table:table-cell>
          <table:table-cell office:value-type="float" office:value="710.810810811">
            <text:p>710.81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86.3888888889">
            <text:p>86.39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86046190865">
            <text:p>4.86</text:p>
          </table:table-cell>
          <table:table-cell office:value-type="float" office:value="11.2427992443">
            <text:p>11.24</text:p>
          </table:table-cell>
          <table:table-cell office:value-type="float" office:value="91.5483655643">
            <text:p>91.55</text:p>
          </table:table-cell>
          <table:table-cell office:value-type="float" office:value="121.061306718">
            <text:p>121.06</text:p>
          </table:table-cell>
          <table:table-cell office:value-type="float" office:value="40.5038492388">
            <text:p>40.50</text:p>
          </table:table-cell>
          <table:table-cell office:value-type="float" office:value="31.2299979008">
            <text:p>31.2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1178317311">
            <text:p>3.12</text:p>
          </table:table-cell>
          <table:table-cell office:value-type="float" office:value="8.76171425405">
            <text:p>8.76</text:p>
          </table:table-cell>
          <table:table-cell office:value-type="float" office:value="112.749613343">
            <text:p>112.75</text:p>
          </table:table-cell>
          <table:table-cell office:value-type="float" office:value="216.48926284">
            <text:p>216.49</text:p>
          </table:table-cell>
          <table:table-cell office:value-type="float" office:value="25.9819310925">
            <text:p>25.98</text:p>
          </table:table-cell>
          <table:table-cell office:value-type="float" office:value="24.3380951501">
            <text:p>24.3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1.9402715559">
            <text:p>11.94</text:p>
          </table:table-cell>
          <table:table-cell office:value-type="float" office:value="31.1">
            <text:p>31.10</text:p>
          </table:table-cell>
          <table:table-cell office:value-type="float" office:value="981.081080907">
            <text:p>981.08</text:p>
          </table:table-cell>
          <table:table-cell office:value-type="float" office:value="1320.1183432">
            <text:p>1320.12</text:p>
          </table:table-cell>
          <table:table-cell office:value-type="float" office:value="99.5022629657">
            <text:p>99.50</text:p>
          </table:table-cell>
          <table:table-cell office:value-type="float" office:value="86.3888888889">
            <text:p>86.39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64580403522">
            <text:p>4.65</text:p>
          </table:table-cell>
          <table:table-cell office:value-type="float" office:value="12.5293778342">
            <text:p>12.53</text:p>
          </table:table-cell>
          <table:table-cell office:value-type="float" office:value="95.3799348319">
            <text:p>95.38</text:p>
          </table:table-cell>
          <table:table-cell office:value-type="float" office:value="131.072962489">
            <text:p>131.07</text:p>
          </table:table-cell>
          <table:table-cell office:value-type="float" office:value="38.7150336268">
            <text:p>38.72</text:p>
          </table:table-cell>
          <table:table-cell office:value-type="float" office:value="34.8038273172">
            <text:p>34.8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96732490963">
            <text:p>2.97</text:p>
          </table:table-cell>
          <table:table-cell office:value-type="float" office:value="8.51337355487">
            <text:p>8.51</text:p>
          </table:table-cell>
          <table:table-cell office:value-type="float" office:value="145.612218452">
            <text:p>145.61</text:p>
          </table:table-cell>
          <table:table-cell office:value-type="float" office:value="215.939763558">
            <text:p>215.94</text:p>
          </table:table-cell>
          <table:table-cell office:value-type="float" office:value="24.7277075802">
            <text:p>24.73</text:p>
          </table:table-cell>
          <table:table-cell office:value-type="float" office:value="23.6482598746">
            <text:p>23.6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1">
            <text:p>31.10</text:p>
          </table:table-cell>
          <table:table-cell office:value-type="float" office:value="710.810810811">
            <text:p>710.81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86.3888888889">
            <text:p>86.39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6959454043">
            <text:p>4.70</text:p>
          </table:table-cell>
          <table:table-cell office:value-type="float" office:value="10.8433049334">
            <text:p>10.84</text:p>
          </table:table-cell>
          <table:table-cell office:value-type="float" office:value="87.4494592444">
            <text:p>87.45</text:p>
          </table:table-cell>
          <table:table-cell office:value-type="float" office:value="115.734361914">
            <text:p>115.73</text:p>
          </table:table-cell>
          <table:table-cell office:value-type="float" office:value="39.1328783692">
            <text:p>39.13</text:p>
          </table:table-cell>
          <table:table-cell office:value-type="float" office:value="30.1202914816">
            <text:p>30.1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05015119949">
            <text:p>3.05</text:p>
          </table:table-cell>
          <table:table-cell office:value-type="float" office:value="8.91198520522">
            <text:p>8.91</text:p>
          </table:table-cell>
          <table:table-cell office:value-type="float" office:value="108.450413379">
            <text:p>108.45</text:p>
          </table:table-cell>
          <table:table-cell office:value-type="float" office:value="215.802981612">
            <text:p>215.80</text:p>
          </table:table-cell>
          <table:table-cell office:value-type="float" office:value="25.4179266624">
            <text:p>25.42</text:p>
          </table:table-cell>
          <table:table-cell office:value-type="float" office:value="24.755514459">
            <text:p>24.7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1">
            <text:p>31.10</text:p>
          </table:table-cell>
          <table:table-cell office:value-type="float" office:value="710.810810811">
            <text:p>710.81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86.3888888889">
            <text:p>86.39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76522023974">
            <text:p>4.77</text:p>
          </table:table-cell>
          <table:table-cell office:value-type="float" office:value="11.7530405036">
            <text:p>11.75</text:p>
          </table:table-cell>
          <table:table-cell office:value-type="float" office:value="90.2326486463">
            <text:p>90.23</text:p>
          </table:table-cell>
          <table:table-cell office:value-type="float" office:value="125.555956744">
            <text:p>125.56</text:p>
          </table:table-cell>
          <table:table-cell office:value-type="float" office:value="39.7101686645">
            <text:p>39.71</text:p>
          </table:table-cell>
          <table:table-cell office:value-type="float" office:value="32.6473347321">
            <text:p>32.6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18808766803">
            <text:p>3.19</text:p>
          </table:table-cell>
          <table:table-cell office:value-type="float" office:value="8.69276589244">
            <text:p>8.69</text:p>
          </table:table-cell>
          <table:table-cell office:value-type="float" office:value="113.407909841">
            <text:p>113.41</text:p>
          </table:table-cell>
          <table:table-cell office:value-type="float" office:value="216.082733198">
            <text:p>216.08</text:p>
          </table:table-cell>
          <table:table-cell office:value-type="float" office:value="26.5673972336">
            <text:p>26.57</text:p>
          </table:table-cell>
          <table:table-cell office:value-type="float" office:value="24.1465719234">
            <text:p>24.1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1">
            <text:p>31.10</text:p>
          </table:table-cell>
          <table:table-cell office:value-type="float" office:value="710.810810811">
            <text:p>710.81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86.3888888889">
            <text:p>86.39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69908291054">
            <text:p>4.70</text:p>
          </table:table-cell>
          <table:table-cell office:value-type="float" office:value="11.2489530152">
            <text:p>11.25</text:p>
          </table:table-cell>
          <table:table-cell office:value-type="float" office:value="88.2095415865">
            <text:p>88.21</text:p>
          </table:table-cell>
          <table:table-cell office:value-type="float" office:value="117.127986058">
            <text:p>117.13</text:p>
          </table:table-cell>
          <table:table-cell office:value-type="float" office:value="39.1590242545">
            <text:p>39.16</text:p>
          </table:table-cell>
          <table:table-cell office:value-type="float" office:value="31.2470917088">
            <text:p>31.2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0038580749">
            <text:p>3.00</text:p>
          </table:table-cell>
          <table:table-cell office:value-type="float" office:value="9.20591024108">
            <text:p>9.21</text:p>
          </table:table-cell>
          <table:table-cell office:value-type="float" office:value="108.422631106">
            <text:p>108.42</text:p>
          </table:table-cell>
          <table:table-cell office:value-type="float" office:value="214.871322821">
            <text:p>214.87</text:p>
          </table:table-cell>
          <table:table-cell office:value-type="float" office:value="25.0321506242">
            <text:p>25.03</text:p>
          </table:table-cell>
          <table:table-cell office:value-type="float" office:value="25.5719728919">
            <text:p>25.5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1">
            <text:p>31.10</text:p>
          </table:table-cell>
          <table:table-cell office:value-type="float" office:value="710.810810811">
            <text:p>710.81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86.3888888889">
            <text:p>86.39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71035485135">
            <text:p>4.71</text:p>
          </table:table-cell>
          <table:table-cell office:value-type="float" office:value="11.1356142482">
            <text:p>11.14</text:p>
          </table:table-cell>
          <table:table-cell office:value-type="float" office:value="86.6646593926">
            <text:p>86.66</text:p>
          </table:table-cell>
          <table:table-cell office:value-type="float" office:value="118.028360598">
            <text:p>118.03</text:p>
          </table:table-cell>
          <table:table-cell office:value-type="float" office:value="39.2529570946">
            <text:p>39.25</text:p>
          </table:table-cell>
          <table:table-cell office:value-type="float" office:value="30.9322618006">
            <text:p>30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14476908229">
            <text:p>3.14</text:p>
          </table:table-cell>
          <table:table-cell office:value-type="float" office:value="8.90849118055">
            <text:p>8.91</text:p>
          </table:table-cell>
          <table:table-cell office:value-type="float" office:value="108.426021008">
            <text:p>108.43</text:p>
          </table:table-cell>
          <table:table-cell office:value-type="float" office:value="215.748778963">
            <text:p>215.75</text:p>
          </table:table-cell>
          <table:table-cell office:value-type="float" office:value="26.2064090191">
            <text:p>26.21</text:p>
          </table:table-cell>
          <table:table-cell office:value-type="float" office:value="24.7458088349">
            <text:p>24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1">
            <text:p>31.10</text:p>
          </table:table-cell>
          <table:table-cell office:value-type="float" office:value="710.810810811">
            <text:p>710.81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86.3888888889">
            <text:p>86.39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68542252738">
            <text:p>4.69</text:p>
          </table:table-cell>
          <table:table-cell office:value-type="float" office:value="11.3217503948">
            <text:p>11.32</text:p>
          </table:table-cell>
          <table:table-cell office:value-type="float" office:value="86.4099652632">
            <text:p>86.41</text:p>
          </table:table-cell>
          <table:table-cell office:value-type="float" office:value="118.683583109">
            <text:p>118.68</text:p>
          </table:table-cell>
          <table:table-cell office:value-type="float" office:value="39.0451877281">
            <text:p>39.05</text:p>
          </table:table-cell>
          <table:table-cell office:value-type="float" office:value="31.4493066523">
            <text:p>31.4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1636190307">
            <text:p>3.16</text:p>
          </table:table-cell>
          <table:table-cell office:value-type="float" office:value="9.08229695379">
            <text:p>9.08</text:p>
          </table:table-cell>
          <table:table-cell office:value-type="float" office:value="108.57212969">
            <text:p>108.57</text:p>
          </table:table-cell>
          <table:table-cell office:value-type="float" office:value="215.568825626">
            <text:p>215.57</text:p>
          </table:table-cell>
          <table:table-cell office:value-type="float" office:value="26.3634919225">
            <text:p>26.36</text:p>
          </table:table-cell>
          <table:table-cell office:value-type="float" office:value="25.2286026494">
            <text:p>25.2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1">
            <text:p>31.10</text:p>
          </table:table-cell>
          <table:table-cell office:value-type="float" office:value="710.810810811">
            <text:p>710.81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86.3888888889">
            <text:p>86.39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76522023974">
            <text:p>4.77</text:p>
          </table:table-cell>
          <table:table-cell office:value-type="float" office:value="11.7530405036">
            <text:p>11.75</text:p>
          </table:table-cell>
          <table:table-cell office:value-type="float" office:value="90.2326486463">
            <text:p>90.23</text:p>
          </table:table-cell>
          <table:table-cell office:value-type="float" office:value="125.555956744">
            <text:p>125.56</text:p>
          </table:table-cell>
          <table:table-cell office:value-type="float" office:value="39.7101686645">
            <text:p>39.71</text:p>
          </table:table-cell>
          <table:table-cell office:value-type="float" office:value="32.6473347321">
            <text:p>32.6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18808766803">
            <text:p>3.19</text:p>
          </table:table-cell>
          <table:table-cell office:value-type="float" office:value="8.69276589244">
            <text:p>8.69</text:p>
          </table:table-cell>
          <table:table-cell office:value-type="float" office:value="113.407909841">
            <text:p>113.41</text:p>
          </table:table-cell>
          <table:table-cell office:value-type="float" office:value="216.082733198">
            <text:p>216.08</text:p>
          </table:table-cell>
          <table:table-cell office:value-type="float" office:value="26.5673972336">
            <text:p>26.57</text:p>
          </table:table-cell>
          <table:table-cell office:value-type="float" office:value="24.1465719234">
            <text:p>24.1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1">
            <text:p>31.10</text:p>
          </table:table-cell>
          <table:table-cell office:value-type="float" office:value="710.810810811">
            <text:p>710.81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86.3888888889">
            <text:p>86.39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85905858907">
            <text:p>4.86</text:p>
          </table:table-cell>
          <table:table-cell office:value-type="float" office:value="11.6900360961">
            <text:p>11.69</text:p>
          </table:table-cell>
          <table:table-cell office:value-type="float" office:value="92.0223827052">
            <text:p>92.02</text:p>
          </table:table-cell>
          <table:table-cell office:value-type="float" office:value="123.807197906">
            <text:p>123.81</text:p>
          </table:table-cell>
          <table:table-cell office:value-type="float" office:value="40.4921549089">
            <text:p>40.49</text:p>
          </table:table-cell>
          <table:table-cell office:value-type="float" office:value="32.4723224892">
            <text:p>32.4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08647953555">
            <text:p>3.09</text:p>
          </table:table-cell>
          <table:table-cell office:value-type="float" office:value="8.61394290071">
            <text:p>8.61</text:p>
          </table:table-cell>
          <table:table-cell office:value-type="float" office:value="112.800550995">
            <text:p>112.80</text:p>
          </table:table-cell>
          <table:table-cell office:value-type="float" office:value="215.203804518">
            <text:p>215.20</text:p>
          </table:table-cell>
          <table:table-cell office:value-type="float" office:value="25.7206627962">
            <text:p>25.72</text:p>
          </table:table-cell>
          <table:table-cell office:value-type="float" office:value="23.9276191686">
            <text:p>23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1">
            <text:p>31.10</text:p>
          </table:table-cell>
          <table:table-cell office:value-type="float" office:value="710.810810811">
            <text:p>710.81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86.3888888889">
            <text:p>86.39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85560866625">
            <text:p>4.86</text:p>
          </table:table-cell>
          <table:table-cell office:value-type="float" office:value="11.9150192528">
            <text:p>11.92</text:p>
          </table:table-cell>
          <table:table-cell office:value-type="float" office:value="91.9415246222">
            <text:p>91.94</text:p>
          </table:table-cell>
          <table:table-cell office:value-type="float" office:value="124.36446242">
            <text:p>124.36</text:p>
          </table:table-cell>
          <table:table-cell office:value-type="float" office:value="40.4634055521">
            <text:p>40.46</text:p>
          </table:table-cell>
          <table:table-cell office:value-type="float" office:value="33.0972757021">
            <text:p>33.1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08916222309">
            <text:p>3.09</text:p>
          </table:table-cell>
          <table:table-cell office:value-type="float" office:value="8.54409800858">
            <text:p>8.54</text:p>
          </table:table-cell>
          <table:table-cell office:value-type="float" office:value="112.83268086">
            <text:p>112.83</text:p>
          </table:table-cell>
          <table:table-cell office:value-type="float" office:value="214.415246282">
            <text:p>214.42</text:p>
          </table:table-cell>
          <table:table-cell office:value-type="float" office:value="25.7430185257">
            <text:p>25.74</text:p>
          </table:table-cell>
          <table:table-cell office:value-type="float" office:value="23.7336055794">
            <text:p>23.73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505793078642">
            <text:p>0.05</text:p>
          </table:table-cell>
          <table:table-cell office:value-type="float" office:value="0.0547071506099">
            <text:p>0.05</text:p>
          </table:table-cell>
          <table:table-cell office:value-type="float" office:value="0.531853920759">
            <text:p>0.53</text:p>
          </table:table-cell>
          <table:table-cell office:value-type="float" office:value="0.232203525509">
            <text:p>0.23</text:p>
          </table:table-cell>
          <table:table-cell office:value-type="float" office:value="0.421494232201">
            <text:p>0.42</text:p>
          </table:table-cell>
          <table:table-cell office:value-type="float" office:value="0.15196430725">
            <text:p>0.1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1751411714">
            <text:p>10.18</text:p>
          </table:table-cell>
          <table:table-cell office:value-type="float" office:value="33.7913700051">
            <text:p>33.79</text:p>
          </table:table-cell>
          <table:table-cell office:value-type="float" office:value="580.577596096">
            <text:p>580.58</text:p>
          </table:table-cell>
          <table:table-cell office:value-type="float" office:value="1999.48934942">
            <text:p>1999.49</text:p>
          </table:table-cell>
          <table:table-cell office:value-type="float" office:value="84.7928430946">
            <text:p>84.79</text:p>
          </table:table-cell>
          <table:table-cell office:value-type="float" office:value="93.8649166809">
            <text:p>93.8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88390319552">
            <text:p>3.88</text:p>
          </table:table-cell>
          <table:table-cell office:value-type="float" office:value="12.992455344">
            <text:p>12.99</text:p>
          </table:table-cell>
          <table:table-cell office:value-type="float" office:value="68.7446106631">
            <text:p>68.74</text:p>
          </table:table-cell>
          <table:table-cell office:value-type="float" office:value="153.476693629">
            <text:p>153.48</text:p>
          </table:table-cell>
          <table:table-cell office:value-type="float" office:value="32.3658599627">
            <text:p>32.37</text:p>
          </table:table-cell>
          <table:table-cell office:value-type="float" office:value="36.0901537333">
            <text:p>36.0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505793078642">
            <text:p>0.05</text:p>
          </table:table-cell>
          <table:table-cell office:value-type="float" office:value="0.0547071506099">
            <text:p>0.05</text:p>
          </table:table-cell>
          <table:table-cell office:value-type="float" office:value="0.531853920759">
            <text:p>0.53</text:p>
          </table:table-cell>
          <table:table-cell office:value-type="float" office:value="0.232203525509">
            <text:p>0.23</text:p>
          </table:table-cell>
          <table:table-cell office:value-type="float" office:value="0.421494232201">
            <text:p>0.42</text:p>
          </table:table-cell>
          <table:table-cell office:value-type="float" office:value="0.15196430725">
            <text:p>0.1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8745197437">
            <text:p>2.79</text:p>
          </table:table-cell>
          <table:table-cell office:value-type="float" office:value="9.24168113901">
            <text:p>9.24</text:p>
          </table:table-cell>
          <table:table-cell office:value-type="float" office:value="84.948464885">
            <text:p>84.95</text:p>
          </table:table-cell>
          <table:table-cell office:value-type="float" office:value="308.545325538">
            <text:p>308.55</text:p>
          </table:table-cell>
          <table:table-cell office:value-type="float" office:value="23.2287664531">
            <text:p>23.23</text:p>
          </table:table-cell>
          <table:table-cell office:value-type="float" office:value="25.6713364973">
            <text:p>25.6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505793078642">
            <text:p>0.05</text:p>
          </table:table-cell>
          <table:table-cell office:value-type="float" office:value="0.0547071506099">
            <text:p>0.05</text:p>
          </table:table-cell>
          <table:table-cell office:value-type="float" office:value="0.531853920759">
            <text:p>0.53</text:p>
          </table:table-cell>
          <table:table-cell office:value-type="float" office:value="0.232203525509">
            <text:p>0.23</text:p>
          </table:table-cell>
          <table:table-cell office:value-type="float" office:value="0.421494232201">
            <text:p>0.42</text:p>
          </table:table-cell>
          <table:table-cell office:value-type="float" office:value="0.15196430725">
            <text:p>0.1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1751411714">
            <text:p>10.18</text:p>
          </table:table-cell>
          <table:table-cell office:value-type="float" office:value="33.7913700051">
            <text:p>33.79</text:p>
          </table:table-cell>
          <table:table-cell office:value-type="float" office:value="580.577596096">
            <text:p>580.58</text:p>
          </table:table-cell>
          <table:table-cell office:value-type="float" office:value="1999.48934942">
            <text:p>1999.49</text:p>
          </table:table-cell>
          <table:table-cell office:value-type="float" office:value="84.7928430946">
            <text:p>84.79</text:p>
          </table:table-cell>
          <table:table-cell office:value-type="float" office:value="93.8649166809">
            <text:p>93.8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88390319552">
            <text:p>3.88</text:p>
          </table:table-cell>
          <table:table-cell office:value-type="float" office:value="12.992455344">
            <text:p>12.99</text:p>
          </table:table-cell>
          <table:table-cell office:value-type="float" office:value="68.7446106631">
            <text:p>68.74</text:p>
          </table:table-cell>
          <table:table-cell office:value-type="float" office:value="153.476693629">
            <text:p>153.48</text:p>
          </table:table-cell>
          <table:table-cell office:value-type="float" office:value="32.3658599627">
            <text:p>32.37</text:p>
          </table:table-cell>
          <table:table-cell office:value-type="float" office:value="36.0901537333">
            <text:p>36.0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505793078642">
            <text:p>0.05</text:p>
          </table:table-cell>
          <table:table-cell office:value-type="float" office:value="0.0547071506099">
            <text:p>0.05</text:p>
          </table:table-cell>
          <table:table-cell office:value-type="float" office:value="0.531853920759">
            <text:p>0.53</text:p>
          </table:table-cell>
          <table:table-cell office:value-type="float" office:value="0.232203525509">
            <text:p>0.23</text:p>
          </table:table-cell>
          <table:table-cell office:value-type="float" office:value="0.421494232201">
            <text:p>0.42</text:p>
          </table:table-cell>
          <table:table-cell office:value-type="float" office:value="0.15196430725">
            <text:p>0.1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8745197437">
            <text:p>2.79</text:p>
          </table:table-cell>
          <table:table-cell office:value-type="float" office:value="9.24168113901">
            <text:p>9.24</text:p>
          </table:table-cell>
          <table:table-cell office:value-type="float" office:value="84.948464885">
            <text:p>84.95</text:p>
          </table:table-cell>
          <table:table-cell office:value-type="float" office:value="308.545325538">
            <text:p>308.55</text:p>
          </table:table-cell>
          <table:table-cell office:value-type="float" office:value="23.2287664531">
            <text:p>23.23</text:p>
          </table:table-cell>
          <table:table-cell office:value-type="float" office:value="25.6713364973">
            <text:p>25.6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505793078642">
            <text:p>0.05</text:p>
          </table:table-cell>
          <table:table-cell office:value-type="float" office:value="0.0547071506099">
            <text:p>0.05</text:p>
          </table:table-cell>
          <table:table-cell office:value-type="float" office:value="0.531853920759">
            <text:p>0.53</text:p>
          </table:table-cell>
          <table:table-cell office:value-type="float" office:value="0.232203525509">
            <text:p>0.23</text:p>
          </table:table-cell>
          <table:table-cell office:value-type="float" office:value="0.421494232201">
            <text:p>0.42</text:p>
          </table:table-cell>
          <table:table-cell office:value-type="float" office:value="0.15196430725">
            <text:p>0.1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1751411714">
            <text:p>10.18</text:p>
          </table:table-cell>
          <table:table-cell office:value-type="float" office:value="33.7913700051">
            <text:p>33.79</text:p>
          </table:table-cell>
          <table:table-cell office:value-type="float" office:value="580.577596096">
            <text:p>580.58</text:p>
          </table:table-cell>
          <table:table-cell office:value-type="float" office:value="1999.48934942">
            <text:p>1999.49</text:p>
          </table:table-cell>
          <table:table-cell office:value-type="float" office:value="84.7928430946">
            <text:p>84.79</text:p>
          </table:table-cell>
          <table:table-cell office:value-type="float" office:value="93.8649166809">
            <text:p>93.8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88390319552">
            <text:p>3.88</text:p>
          </table:table-cell>
          <table:table-cell office:value-type="float" office:value="12.992455344">
            <text:p>12.99</text:p>
          </table:table-cell>
          <table:table-cell office:value-type="float" office:value="68.7446106631">
            <text:p>68.74</text:p>
          </table:table-cell>
          <table:table-cell office:value-type="float" office:value="153.476693629">
            <text:p>153.48</text:p>
          </table:table-cell>
          <table:table-cell office:value-type="float" office:value="32.3658599627">
            <text:p>32.37</text:p>
          </table:table-cell>
          <table:table-cell office:value-type="float" office:value="36.0901537333">
            <text:p>36.0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505793078642">
            <text:p>0.05</text:p>
          </table:table-cell>
          <table:table-cell office:value-type="float" office:value="0.0547071506099">
            <text:p>0.05</text:p>
          </table:table-cell>
          <table:table-cell office:value-type="float" office:value="0.531853920759">
            <text:p>0.53</text:p>
          </table:table-cell>
          <table:table-cell office:value-type="float" office:value="0.232203525509">
            <text:p>0.23</text:p>
          </table:table-cell>
          <table:table-cell office:value-type="float" office:value="0.421494232201">
            <text:p>0.42</text:p>
          </table:table-cell>
          <table:table-cell office:value-type="float" office:value="0.15196430725">
            <text:p>0.1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8745197437">
            <text:p>2.79</text:p>
          </table:table-cell>
          <table:table-cell office:value-type="float" office:value="9.24168113901">
            <text:p>9.24</text:p>
          </table:table-cell>
          <table:table-cell office:value-type="float" office:value="84.948464885">
            <text:p>84.95</text:p>
          </table:table-cell>
          <table:table-cell office:value-type="float" office:value="308.545325538">
            <text:p>308.55</text:p>
          </table:table-cell>
          <table:table-cell office:value-type="float" office:value="23.2287664531">
            <text:p>23.23</text:p>
          </table:table-cell>
          <table:table-cell office:value-type="float" office:value="25.6713364973">
            <text:p>25.6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505793078642">
            <text:p>0.05</text:p>
          </table:table-cell>
          <table:table-cell office:value-type="float" office:value="0.0547071506099">
            <text:p>0.05</text:p>
          </table:table-cell>
          <table:table-cell office:value-type="float" office:value="0.531853920759">
            <text:p>0.53</text:p>
          </table:table-cell>
          <table:table-cell office:value-type="float" office:value="0.232203525509">
            <text:p>0.23</text:p>
          </table:table-cell>
          <table:table-cell office:value-type="float" office:value="0.421494232201">
            <text:p>0.42</text:p>
          </table:table-cell>
          <table:table-cell office:value-type="float" office:value="0.15196430725">
            <text:p>0.1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1751411714">
            <text:p>10.18</text:p>
          </table:table-cell>
          <table:table-cell office:value-type="float" office:value="33.7913700051">
            <text:p>33.79</text:p>
          </table:table-cell>
          <table:table-cell office:value-type="float" office:value="580.577596096">
            <text:p>580.58</text:p>
          </table:table-cell>
          <table:table-cell office:value-type="float" office:value="1999.48934942">
            <text:p>1999.49</text:p>
          </table:table-cell>
          <table:table-cell office:value-type="float" office:value="84.7928430946">
            <text:p>84.79</text:p>
          </table:table-cell>
          <table:table-cell office:value-type="float" office:value="93.8649166809">
            <text:p>93.8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88390319552">
            <text:p>3.88</text:p>
          </table:table-cell>
          <table:table-cell office:value-type="float" office:value="12.992455344">
            <text:p>12.99</text:p>
          </table:table-cell>
          <table:table-cell office:value-type="float" office:value="68.7446106631">
            <text:p>68.74</text:p>
          </table:table-cell>
          <table:table-cell office:value-type="float" office:value="153.476693629">
            <text:p>153.48</text:p>
          </table:table-cell>
          <table:table-cell office:value-type="float" office:value="32.3658599627">
            <text:p>32.37</text:p>
          </table:table-cell>
          <table:table-cell office:value-type="float" office:value="36.0901537333">
            <text:p>36.0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505793078642">
            <text:p>0.05</text:p>
          </table:table-cell>
          <table:table-cell office:value-type="float" office:value="0.0547071506099">
            <text:p>0.05</text:p>
          </table:table-cell>
          <table:table-cell office:value-type="float" office:value="0.531853920759">
            <text:p>0.53</text:p>
          </table:table-cell>
          <table:table-cell office:value-type="float" office:value="0.232203525509">
            <text:p>0.23</text:p>
          </table:table-cell>
          <table:table-cell office:value-type="float" office:value="0.421494232201">
            <text:p>0.42</text:p>
          </table:table-cell>
          <table:table-cell office:value-type="float" office:value="0.15196430725">
            <text:p>0.1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8745197437">
            <text:p>2.79</text:p>
          </table:table-cell>
          <table:table-cell office:value-type="float" office:value="9.24168113901">
            <text:p>9.24</text:p>
          </table:table-cell>
          <table:table-cell office:value-type="float" office:value="84.948464885">
            <text:p>84.95</text:p>
          </table:table-cell>
          <table:table-cell office:value-type="float" office:value="308.545325538">
            <text:p>308.55</text:p>
          </table:table-cell>
          <table:table-cell office:value-type="float" office:value="23.2287664531">
            <text:p>23.23</text:p>
          </table:table-cell>
          <table:table-cell office:value-type="float" office:value="25.6713364973">
            <text:p>25.6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505793078642">
            <text:p>0.05</text:p>
          </table:table-cell>
          <table:table-cell office:value-type="float" office:value="0.0547071506099">
            <text:p>0.05</text:p>
          </table:table-cell>
          <table:table-cell office:value-type="float" office:value="0.531853920759">
            <text:p>0.53</text:p>
          </table:table-cell>
          <table:table-cell office:value-type="float" office:value="0.232203525509">
            <text:p>0.23</text:p>
          </table:table-cell>
          <table:table-cell office:value-type="float" office:value="0.421494232201">
            <text:p>0.42</text:p>
          </table:table-cell>
          <table:table-cell office:value-type="float" office:value="0.15196430725">
            <text:p>0.1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1751411714">
            <text:p>10.18</text:p>
          </table:table-cell>
          <table:table-cell office:value-type="float" office:value="33.7913700051">
            <text:p>33.79</text:p>
          </table:table-cell>
          <table:table-cell office:value-type="float" office:value="580.577596096">
            <text:p>580.58</text:p>
          </table:table-cell>
          <table:table-cell office:value-type="float" office:value="1999.48934942">
            <text:p>1999.49</text:p>
          </table:table-cell>
          <table:table-cell office:value-type="float" office:value="84.7928430946">
            <text:p>84.79</text:p>
          </table:table-cell>
          <table:table-cell office:value-type="float" office:value="93.8649166809">
            <text:p>93.8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88390319552">
            <text:p>3.88</text:p>
          </table:table-cell>
          <table:table-cell office:value-type="float" office:value="12.992455344">
            <text:p>12.99</text:p>
          </table:table-cell>
          <table:table-cell office:value-type="float" office:value="68.7446106631">
            <text:p>68.74</text:p>
          </table:table-cell>
          <table:table-cell office:value-type="float" office:value="153.476693629">
            <text:p>153.48</text:p>
          </table:table-cell>
          <table:table-cell office:value-type="float" office:value="32.3658599627">
            <text:p>32.37</text:p>
          </table:table-cell>
          <table:table-cell office:value-type="float" office:value="36.0901537333">
            <text:p>36.0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505793078642">
            <text:p>0.05</text:p>
          </table:table-cell>
          <table:table-cell office:value-type="float" office:value="0.0547071506099">
            <text:p>0.05</text:p>
          </table:table-cell>
          <table:table-cell office:value-type="float" office:value="0.531853920759">
            <text:p>0.53</text:p>
          </table:table-cell>
          <table:table-cell office:value-type="float" office:value="0.232203525509">
            <text:p>0.23</text:p>
          </table:table-cell>
          <table:table-cell office:value-type="float" office:value="0.421494232201">
            <text:p>0.42</text:p>
          </table:table-cell>
          <table:table-cell office:value-type="float" office:value="0.15196430725">
            <text:p>0.1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8745197437">
            <text:p>2.79</text:p>
          </table:table-cell>
          <table:table-cell office:value-type="float" office:value="9.24168113901">
            <text:p>9.24</text:p>
          </table:table-cell>
          <table:table-cell office:value-type="float" office:value="84.948464885">
            <text:p>84.95</text:p>
          </table:table-cell>
          <table:table-cell office:value-type="float" office:value="308.545325538">
            <text:p>308.55</text:p>
          </table:table-cell>
          <table:table-cell office:value-type="float" office:value="23.2287664531">
            <text:p>23.23</text:p>
          </table:table-cell>
          <table:table-cell office:value-type="float" office:value="25.6713364973">
            <text:p>25.6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505793078642">
            <text:p>0.05</text:p>
          </table:table-cell>
          <table:table-cell office:value-type="float" office:value="0.0547071506099">
            <text:p>0.05</text:p>
          </table:table-cell>
          <table:table-cell office:value-type="float" office:value="0.531853920759">
            <text:p>0.53</text:p>
          </table:table-cell>
          <table:table-cell office:value-type="float" office:value="0.232203525509">
            <text:p>0.23</text:p>
          </table:table-cell>
          <table:table-cell office:value-type="float" office:value="0.421494232201">
            <text:p>0.42</text:p>
          </table:table-cell>
          <table:table-cell office:value-type="float" office:value="0.15196430725">
            <text:p>0.1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1751411714">
            <text:p>10.18</text:p>
          </table:table-cell>
          <table:table-cell office:value-type="float" office:value="33.7913700051">
            <text:p>33.79</text:p>
          </table:table-cell>
          <table:table-cell office:value-type="float" office:value="580.577596096">
            <text:p>580.58</text:p>
          </table:table-cell>
          <table:table-cell office:value-type="float" office:value="1999.48934942">
            <text:p>1999.49</text:p>
          </table:table-cell>
          <table:table-cell office:value-type="float" office:value="84.7928430946">
            <text:p>84.79</text:p>
          </table:table-cell>
          <table:table-cell office:value-type="float" office:value="93.8649166809">
            <text:p>93.8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88390319552">
            <text:p>3.88</text:p>
          </table:table-cell>
          <table:table-cell office:value-type="float" office:value="12.992455344">
            <text:p>12.99</text:p>
          </table:table-cell>
          <table:table-cell office:value-type="float" office:value="68.7446106631">
            <text:p>68.74</text:p>
          </table:table-cell>
          <table:table-cell office:value-type="float" office:value="153.476693629">
            <text:p>153.48</text:p>
          </table:table-cell>
          <table:table-cell office:value-type="float" office:value="32.3658599627">
            <text:p>32.37</text:p>
          </table:table-cell>
          <table:table-cell office:value-type="float" office:value="36.0901537333">
            <text:p>36.0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505793078642">
            <text:p>0.05</text:p>
          </table:table-cell>
          <table:table-cell office:value-type="float" office:value="0.0547071506099">
            <text:p>0.05</text:p>
          </table:table-cell>
          <table:table-cell office:value-type="float" office:value="0.531853920759">
            <text:p>0.53</text:p>
          </table:table-cell>
          <table:table-cell office:value-type="float" office:value="0.232203525509">
            <text:p>0.23</text:p>
          </table:table-cell>
          <table:table-cell office:value-type="float" office:value="0.421494232201">
            <text:p>0.42</text:p>
          </table:table-cell>
          <table:table-cell office:value-type="float" office:value="0.15196430725">
            <text:p>0.1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8745197437">
            <text:p>2.79</text:p>
          </table:table-cell>
          <table:table-cell office:value-type="float" office:value="9.24168113901">
            <text:p>9.24</text:p>
          </table:table-cell>
          <table:table-cell office:value-type="float" office:value="84.948464885">
            <text:p>84.95</text:p>
          </table:table-cell>
          <table:table-cell office:value-type="float" office:value="308.545325538">
            <text:p>308.55</text:p>
          </table:table-cell>
          <table:table-cell office:value-type="float" office:value="23.2287664531">
            <text:p>23.23</text:p>
          </table:table-cell>
          <table:table-cell office:value-type="float" office:value="25.6713364973">
            <text:p>25.6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505793078642">
            <text:p>0.05</text:p>
          </table:table-cell>
          <table:table-cell office:value-type="float" office:value="0.0547071506099">
            <text:p>0.05</text:p>
          </table:table-cell>
          <table:table-cell office:value-type="float" office:value="0.531853920759">
            <text:p>0.53</text:p>
          </table:table-cell>
          <table:table-cell office:value-type="float" office:value="0.232203525509">
            <text:p>0.23</text:p>
          </table:table-cell>
          <table:table-cell office:value-type="float" office:value="0.421494232201">
            <text:p>0.42</text:p>
          </table:table-cell>
          <table:table-cell office:value-type="float" office:value="0.15196430725">
            <text:p>0.1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1751411714">
            <text:p>10.18</text:p>
          </table:table-cell>
          <table:table-cell office:value-type="float" office:value="33.7913700051">
            <text:p>33.79</text:p>
          </table:table-cell>
          <table:table-cell office:value-type="float" office:value="580.577596096">
            <text:p>580.58</text:p>
          </table:table-cell>
          <table:table-cell office:value-type="float" office:value="1999.48934942">
            <text:p>1999.49</text:p>
          </table:table-cell>
          <table:table-cell office:value-type="float" office:value="84.7928430946">
            <text:p>84.79</text:p>
          </table:table-cell>
          <table:table-cell office:value-type="float" office:value="93.8649166809">
            <text:p>93.8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88390319552">
            <text:p>3.88</text:p>
          </table:table-cell>
          <table:table-cell office:value-type="float" office:value="12.992455344">
            <text:p>12.99</text:p>
          </table:table-cell>
          <table:table-cell office:value-type="float" office:value="68.7446106631">
            <text:p>68.74</text:p>
          </table:table-cell>
          <table:table-cell office:value-type="float" office:value="153.476693629">
            <text:p>153.48</text:p>
          </table:table-cell>
          <table:table-cell office:value-type="float" office:value="32.3658599627">
            <text:p>32.37</text:p>
          </table:table-cell>
          <table:table-cell office:value-type="float" office:value="36.0901537333">
            <text:p>36.0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505793078642">
            <text:p>0.05</text:p>
          </table:table-cell>
          <table:table-cell office:value-type="float" office:value="0.0547071506099">
            <text:p>0.05</text:p>
          </table:table-cell>
          <table:table-cell office:value-type="float" office:value="0.531853920759">
            <text:p>0.53</text:p>
          </table:table-cell>
          <table:table-cell office:value-type="float" office:value="0.232203525509">
            <text:p>0.23</text:p>
          </table:table-cell>
          <table:table-cell office:value-type="float" office:value="0.421494232201">
            <text:p>0.42</text:p>
          </table:table-cell>
          <table:table-cell office:value-type="float" office:value="0.15196430725">
            <text:p>0.1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8745197437">
            <text:p>2.79</text:p>
          </table:table-cell>
          <table:table-cell office:value-type="float" office:value="9.24168113901">
            <text:p>9.24</text:p>
          </table:table-cell>
          <table:table-cell office:value-type="float" office:value="84.948464885">
            <text:p>84.95</text:p>
          </table:table-cell>
          <table:table-cell office:value-type="float" office:value="308.545325538">
            <text:p>308.55</text:p>
          </table:table-cell>
          <table:table-cell office:value-type="float" office:value="23.2287664531">
            <text:p>23.23</text:p>
          </table:table-cell>
          <table:table-cell office:value-type="float" office:value="25.6713364973">
            <text:p>25.6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505793078642">
            <text:p>0.05</text:p>
          </table:table-cell>
          <table:table-cell office:value-type="float" office:value="0.0547071506099">
            <text:p>0.05</text:p>
          </table:table-cell>
          <table:table-cell office:value-type="float" office:value="0.531853920759">
            <text:p>0.53</text:p>
          </table:table-cell>
          <table:table-cell office:value-type="float" office:value="0.232203525509">
            <text:p>0.23</text:p>
          </table:table-cell>
          <table:table-cell office:value-type="float" office:value="0.421494232201">
            <text:p>0.42</text:p>
          </table:table-cell>
          <table:table-cell office:value-type="float" office:value="0.15196430725">
            <text:p>0.1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1751411714">
            <text:p>10.18</text:p>
          </table:table-cell>
          <table:table-cell office:value-type="float" office:value="33.7913700051">
            <text:p>33.79</text:p>
          </table:table-cell>
          <table:table-cell office:value-type="float" office:value="580.577596096">
            <text:p>580.58</text:p>
          </table:table-cell>
          <table:table-cell office:value-type="float" office:value="1999.48934942">
            <text:p>1999.49</text:p>
          </table:table-cell>
          <table:table-cell office:value-type="float" office:value="84.7928430946">
            <text:p>84.79</text:p>
          </table:table-cell>
          <table:table-cell office:value-type="float" office:value="93.8649166809">
            <text:p>93.8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88390319552">
            <text:p>3.88</text:p>
          </table:table-cell>
          <table:table-cell office:value-type="float" office:value="12.992455344">
            <text:p>12.99</text:p>
          </table:table-cell>
          <table:table-cell office:value-type="float" office:value="68.7446106631">
            <text:p>68.74</text:p>
          </table:table-cell>
          <table:table-cell office:value-type="float" office:value="153.476693629">
            <text:p>153.48</text:p>
          </table:table-cell>
          <table:table-cell office:value-type="float" office:value="32.3658599627">
            <text:p>32.37</text:p>
          </table:table-cell>
          <table:table-cell office:value-type="float" office:value="36.0901537333">
            <text:p>36.0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505793078642">
            <text:p>0.05</text:p>
          </table:table-cell>
          <table:table-cell office:value-type="float" office:value="0.0547071506099">
            <text:p>0.05</text:p>
          </table:table-cell>
          <table:table-cell office:value-type="float" office:value="0.531853920759">
            <text:p>0.53</text:p>
          </table:table-cell>
          <table:table-cell office:value-type="float" office:value="0.232203525509">
            <text:p>0.23</text:p>
          </table:table-cell>
          <table:table-cell office:value-type="float" office:value="0.421494232201">
            <text:p>0.42</text:p>
          </table:table-cell>
          <table:table-cell office:value-type="float" office:value="0.15196430725">
            <text:p>0.1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8745197437">
            <text:p>2.79</text:p>
          </table:table-cell>
          <table:table-cell office:value-type="float" office:value="9.24168113901">
            <text:p>9.24</text:p>
          </table:table-cell>
          <table:table-cell office:value-type="float" office:value="84.948464885">
            <text:p>84.95</text:p>
          </table:table-cell>
          <table:table-cell office:value-type="float" office:value="308.545325538">
            <text:p>308.55</text:p>
          </table:table-cell>
          <table:table-cell office:value-type="float" office:value="23.2287664531">
            <text:p>23.23</text:p>
          </table:table-cell>
          <table:table-cell office:value-type="float" office:value="25.6713364973">
            <text:p>25.6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505793078642">
            <text:p>0.05</text:p>
          </table:table-cell>
          <table:table-cell office:value-type="float" office:value="0.0547071506099">
            <text:p>0.05</text:p>
          </table:table-cell>
          <table:table-cell office:value-type="float" office:value="0.531853920759">
            <text:p>0.53</text:p>
          </table:table-cell>
          <table:table-cell office:value-type="float" office:value="0.232203525509">
            <text:p>0.23</text:p>
          </table:table-cell>
          <table:table-cell office:value-type="float" office:value="0.421494232201">
            <text:p>0.42</text:p>
          </table:table-cell>
          <table:table-cell office:value-type="float" office:value="0.15196430725">
            <text:p>0.1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1751411714">
            <text:p>10.18</text:p>
          </table:table-cell>
          <table:table-cell office:value-type="float" office:value="33.7913700051">
            <text:p>33.79</text:p>
          </table:table-cell>
          <table:table-cell office:value-type="float" office:value="580.577596096">
            <text:p>580.58</text:p>
          </table:table-cell>
          <table:table-cell office:value-type="float" office:value="1999.48934942">
            <text:p>1999.49</text:p>
          </table:table-cell>
          <table:table-cell office:value-type="float" office:value="84.7928430946">
            <text:p>84.79</text:p>
          </table:table-cell>
          <table:table-cell office:value-type="float" office:value="93.8649166809">
            <text:p>93.8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88390319552">
            <text:p>3.88</text:p>
          </table:table-cell>
          <table:table-cell office:value-type="float" office:value="12.992455344">
            <text:p>12.99</text:p>
          </table:table-cell>
          <table:table-cell office:value-type="float" office:value="68.7446106631">
            <text:p>68.74</text:p>
          </table:table-cell>
          <table:table-cell office:value-type="float" office:value="153.476693629">
            <text:p>153.48</text:p>
          </table:table-cell>
          <table:table-cell office:value-type="float" office:value="32.3658599627">
            <text:p>32.37</text:p>
          </table:table-cell>
          <table:table-cell office:value-type="float" office:value="36.0901537333">
            <text:p>36.0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505793078642">
            <text:p>0.05</text:p>
          </table:table-cell>
          <table:table-cell office:value-type="float" office:value="0.0547071506099">
            <text:p>0.05</text:p>
          </table:table-cell>
          <table:table-cell office:value-type="float" office:value="0.531853920759">
            <text:p>0.53</text:p>
          </table:table-cell>
          <table:table-cell office:value-type="float" office:value="0.232203525509">
            <text:p>0.23</text:p>
          </table:table-cell>
          <table:table-cell office:value-type="float" office:value="0.421494232201">
            <text:p>0.42</text:p>
          </table:table-cell>
          <table:table-cell office:value-type="float" office:value="0.15196430725">
            <text:p>0.1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8745197437">
            <text:p>2.79</text:p>
          </table:table-cell>
          <table:table-cell office:value-type="float" office:value="9.24168113901">
            <text:p>9.24</text:p>
          </table:table-cell>
          <table:table-cell office:value-type="float" office:value="84.948464885">
            <text:p>84.95</text:p>
          </table:table-cell>
          <table:table-cell office:value-type="float" office:value="308.545325538">
            <text:p>308.55</text:p>
          </table:table-cell>
          <table:table-cell office:value-type="float" office:value="23.2287664531">
            <text:p>23.23</text:p>
          </table:table-cell>
          <table:table-cell office:value-type="float" office:value="25.6713364973">
            <text:p>25.6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505793078642">
            <text:p>0.05</text:p>
          </table:table-cell>
          <table:table-cell office:value-type="float" office:value="0.0547071506099">
            <text:p>0.05</text:p>
          </table:table-cell>
          <table:table-cell office:value-type="float" office:value="0.531853920759">
            <text:p>0.53</text:p>
          </table:table-cell>
          <table:table-cell office:value-type="float" office:value="0.232203525509">
            <text:p>0.23</text:p>
          </table:table-cell>
          <table:table-cell office:value-type="float" office:value="0.421494232201">
            <text:p>0.42</text:p>
          </table:table-cell>
          <table:table-cell office:value-type="float" office:value="0.15196430725">
            <text:p>0.1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1751411714">
            <text:p>10.18</text:p>
          </table:table-cell>
          <table:table-cell office:value-type="float" office:value="33.7913700051">
            <text:p>33.79</text:p>
          </table:table-cell>
          <table:table-cell office:value-type="float" office:value="580.577596096">
            <text:p>580.58</text:p>
          </table:table-cell>
          <table:table-cell office:value-type="float" office:value="1999.48934942">
            <text:p>1999.49</text:p>
          </table:table-cell>
          <table:table-cell office:value-type="float" office:value="84.7928430946">
            <text:p>84.79</text:p>
          </table:table-cell>
          <table:table-cell office:value-type="float" office:value="93.8649166809">
            <text:p>93.8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88390319552">
            <text:p>3.88</text:p>
          </table:table-cell>
          <table:table-cell office:value-type="float" office:value="12.992455344">
            <text:p>12.99</text:p>
          </table:table-cell>
          <table:table-cell office:value-type="float" office:value="68.7446106631">
            <text:p>68.74</text:p>
          </table:table-cell>
          <table:table-cell office:value-type="float" office:value="153.476693629">
            <text:p>153.48</text:p>
          </table:table-cell>
          <table:table-cell office:value-type="float" office:value="32.3658599627">
            <text:p>32.37</text:p>
          </table:table-cell>
          <table:table-cell office:value-type="float" office:value="36.0901537333">
            <text:p>36.0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505793078642">
            <text:p>0.05</text:p>
          </table:table-cell>
          <table:table-cell office:value-type="float" office:value="0.0547071506099">
            <text:p>0.05</text:p>
          </table:table-cell>
          <table:table-cell office:value-type="float" office:value="0.531853920759">
            <text:p>0.53</text:p>
          </table:table-cell>
          <table:table-cell office:value-type="float" office:value="0.232203525509">
            <text:p>0.23</text:p>
          </table:table-cell>
          <table:table-cell office:value-type="float" office:value="0.421494232201">
            <text:p>0.42</text:p>
          </table:table-cell>
          <table:table-cell office:value-type="float" office:value="0.15196430725">
            <text:p>0.1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2.78745197437">
            <text:p>2.79</text:p>
          </table:table-cell>
          <table:table-cell office:value-type="float" office:value="9.24168113901">
            <text:p>9.24</text:p>
          </table:table-cell>
          <table:table-cell office:value-type="float" office:value="84.948464885">
            <text:p>84.95</text:p>
          </table:table-cell>
          <table:table-cell office:value-type="float" office:value="308.545325538">
            <text:p>308.55</text:p>
          </table:table-cell>
          <table:table-cell office:value-type="float" office:value="23.2287664531">
            <text:p>23.23</text:p>
          </table:table-cell>
          <table:table-cell office:value-type="float" office:value="25.6713364973">
            <text:p>25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8:34:00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